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Vaativuudet" style:family="table">
      <style:table-properties style:width="17cm" table:align="margins"/>
    </style:style>
    <style:style style:name="Vaativuudet.A" style:family="table-column">
      <style:table-column-properties style:column-width="2.316cm" style:rel-column-width="8927*"/>
    </style:style>
    <style:style style:name="Vaativuudet.B" style:family="table-column">
      <style:table-column-properties style:column-width="3.484cm" style:rel-column-width="13429*"/>
    </style:style>
    <style:style style:name="Vaativuudet.C" style:family="table-column">
      <style:table-column-properties style:column-width="3.505cm" style:rel-column-width="13510*"/>
    </style:style>
    <style:style style:name="Vaativuudet.D" style:family="table-column">
      <style:table-column-properties style:column-width="3.792cm" style:rel-column-width="14619*"/>
    </style:style>
    <style:style style:name="Vaativuudet.E" style:family="table-column">
      <style:table-column-properties style:column-width="3.903cm" style:rel-column-width="15050*"/>
    </style:style>
    <style:style style:name="Vaativuudet.A1" style:family="table-cell">
      <style:table-cell-properties fo:background-color="#dddddd" fo:padding="0.097cm" fo:border-left="0.05pt solid #000000" fo:border-right="none" fo:border-top="0.05pt solid #000000" fo:border-bottom="0.05pt solid #000000">
        <style:background-image/>
      </style:table-cell-properties>
    </style:style>
    <style:style style:name="Vaativuudet.E1" style:family="table-cell">
      <style:table-cell-properties fo:background-color="#dddddd" fo:padding="0.097cm" fo:border="0.05pt solid #000000">
        <style:background-image/>
      </style:table-cell-properties>
    </style:style>
    <style:style style:name="Vaativuudet.A2" style:family="table-cell">
      <style:table-cell-properties fo:padding="0.097cm" fo:border-left="0.05pt solid #000000" fo:border-right="none" fo:border-top="none" fo:border-bottom="0.05pt solid #000000"/>
    </style:style>
    <style:style style:name="Vaativuudet.B2" style:family="table-cell">
      <style:table-cell-properties fo:padding="0.097cm" fo:border-left="0.05pt solid #000000" fo:border-right="none" fo:border-top="none" fo:border-bottom="0.05pt solid #000000"/>
    </style:style>
    <style:style style:name="Vaativuudet.C2" style:family="table-cell">
      <style:table-cell-properties fo:padding="0.097cm" fo:border-left="0.05pt solid #000000" fo:border-right="none" fo:border-top="none" fo:border-bottom="0.05pt solid #000000"/>
    </style:style>
    <style:style style:name="Vaativuudet.D2" style:family="table-cell">
      <style:table-cell-properties fo:padding="0.097cm" fo:border-left="0.05pt solid #000000" fo:border-right="none" fo:border-top="none" fo:border-bottom="0.05pt solid #000000"/>
    </style:style>
    <style:style style:name="Vaativuudet.E2" style:family="table-cell">
      <style:table-cell-properties fo:padding="0.097cm" fo:border-left="0.05pt solid #000000" fo:border-right="0.05pt solid #000000" fo:border-top="none" fo:border-bottom="0.05pt solid #000000"/>
    </style:style>
    <style:style style:name="Vaativuudet.A3" style:family="table-cell">
      <style:table-cell-properties fo:padding="0.097cm" fo:border-left="0.05pt solid #000000" fo:border-right="none" fo:border-top="none" fo:border-bottom="0.05pt solid #000000"/>
    </style:style>
    <style:style style:name="Vaativuudet.B3" style:family="table-cell">
      <style:table-cell-properties fo:padding="0.097cm" fo:border-left="0.05pt solid #000000" fo:border-right="none" fo:border-top="none" fo:border-bottom="0.05pt solid #000000"/>
    </style:style>
    <style:style style:name="Vaativuudet.C3" style:family="table-cell">
      <style:table-cell-properties fo:padding="0.097cm" fo:border-left="0.05pt solid #000000" fo:border-right="none" fo:border-top="none" fo:border-bottom="0.05pt solid #000000"/>
    </style:style>
    <style:style style:name="Vaativuudet.D3" style:family="table-cell">
      <style:table-cell-properties fo:padding="0.097cm" fo:border-left="0.05pt solid #000000" fo:border-right="none" fo:border-top="none" fo:border-bottom="0.05pt solid #000000"/>
    </style:style>
    <style:style style:name="Vaativuudet.E3" style:family="table-cell">
      <style:table-cell-properties fo:padding="0.097cm" fo:border-left="0.05pt solid #000000" fo:border-right="0.05pt solid #000000" fo:border-top="none" fo:border-bottom="0.05pt solid #000000"/>
    </style:style>
    <style:style style:name="Vaativuudet.A4" style:family="table-cell">
      <style:table-cell-properties fo:padding="0.097cm" fo:border-left="0.05pt solid #000000" fo:border-right="none" fo:border-top="none" fo:border-bottom="0.05pt solid #000000"/>
    </style:style>
    <style:style style:name="Vaativuudet.B4" style:family="table-cell">
      <style:table-cell-properties fo:padding="0.097cm" fo:border-left="0.05pt solid #000000" fo:border-right="none" fo:border-top="none" fo:border-bottom="0.05pt solid #000000"/>
    </style:style>
    <style:style style:name="Vaativuudet.C4" style:family="table-cell">
      <style:table-cell-properties fo:padding="0.097cm" fo:border-left="0.05pt solid #000000" fo:border-right="none" fo:border-top="none" fo:border-bottom="0.05pt solid #000000"/>
    </style:style>
    <style:style style:name="Vaativuudet.D4" style:family="table-cell">
      <style:table-cell-properties fo:padding="0.097cm" fo:border-left="0.05pt solid #000000" fo:border-right="none" fo:border-top="none" fo:border-bottom="0.05pt solid #000000"/>
    </style:style>
    <style:style style:name="Vaativuudet.E4" style:family="table-cell">
      <style:table-cell-properties fo:padding="0.097cm" fo:border-left="0.05pt solid #000000" fo:border-right="0.05pt solid #000000" fo:border-top="none" fo:border-bottom="0.05pt solid #000000"/>
    </style:style>
    <style:style style:name="Vaativuudet.A5" style:family="table-cell">
      <style:table-cell-properties fo:padding="0.097cm" fo:border-left="0.05pt solid #000000" fo:border-right="none" fo:border-top="none" fo:border-bottom="0.05pt solid #000000"/>
    </style:style>
    <style:style style:name="Vaativuudet.B5" style:family="table-cell">
      <style:table-cell-properties fo:padding="0.097cm" fo:border-left="0.05pt solid #000000" fo:border-right="none" fo:border-top="none" fo:border-bottom="0.05pt solid #000000"/>
    </style:style>
    <style:style style:name="Vaativuudet.C5" style:family="table-cell">
      <style:table-cell-properties fo:padding="0.097cm" fo:border-left="0.05pt solid #000000" fo:border-right="none" fo:border-top="none" fo:border-bottom="0.05pt solid #000000"/>
    </style:style>
    <style:style style:name="Vaativuudet.D5" style:family="table-cell">
      <style:table-cell-properties fo:padding="0.097cm" fo:border-left="0.05pt solid #000000" fo:border-right="none" fo:border-top="none" fo:border-bottom="0.05pt solid #000000"/>
    </style:style>
    <style:style style:name="Vaativuudet.E5" style:family="table-cell">
      <style:table-cell-properties fo:padding="0.097cm" fo:border-left="0.05pt solid #000000" fo:border-right="0.05pt solid #000000" fo:border-top="none" fo:border-bottom="0.05pt solid #000000"/>
    </style:style>
    <style:style style:name="Vaativuudet.A6" style:family="table-cell">
      <style:table-cell-properties fo:padding="0.097cm" fo:border-left="0.05pt solid #000000" fo:border-right="none" fo:border-top="none" fo:border-bottom="0.05pt solid #000000"/>
    </style:style>
    <style:style style:name="Vaativuudet.B6" style:family="table-cell">
      <style:table-cell-properties fo:padding="0.097cm" fo:border-left="0.05pt solid #000000" fo:border-right="none" fo:border-top="none" fo:border-bottom="0.05pt solid #000000"/>
    </style:style>
    <style:style style:name="Vaativuudet.C6" style:family="table-cell">
      <style:table-cell-properties fo:padding="0.097cm" fo:border-left="0.05pt solid #000000" fo:border-right="none" fo:border-top="none" fo:border-bottom="0.05pt solid #000000"/>
    </style:style>
    <style:style style:name="Vaativuudet.D6" style:family="table-cell">
      <style:table-cell-properties fo:padding="0.097cm" fo:border-left="0.05pt solid #000000" fo:border-right="none" fo:border-top="none" fo:border-bottom="0.05pt solid #000000"/>
    </style:style>
    <style:style style:name="Vaativuudet.E6"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3.507cm" style:rel-column-width="13517*"/>
    </style:style>
    <style:style style:name="Taulukko1.B" style:family="table-column">
      <style:table-column-properties style:column-width="1.896cm" style:rel-column-width="7309*"/>
    </style:style>
    <style:style style:name="Taulukko1.D" style:family="table-column">
      <style:table-column-properties style:column-width="1.411cm" style:rel-column-width="5439*"/>
    </style:style>
    <style:style style:name="Taulukko1.E" style:family="table-column">
      <style:table-column-properties style:column-width="2.094cm" style:rel-column-width="8071*"/>
    </style:style>
    <style:style style:name="Taulukko1.G" style:family="table-column">
      <style:table-column-properties style:column-width="1.699cm" style:rel-column-width="6548*"/>
    </style:style>
    <style:style style:name="Taulukko1.I" style:family="table-column">
      <style:table-column-properties style:column-width="1.192cm" style:rel-column-width="4594*"/>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I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none" fo:border-top="none" fo:border-bottom="0.05pt solid #000000"/>
    </style:style>
    <style:style style:name="Taulukko1.D2" style:family="table-cell">
      <style:table-cell-properties fo:padding="0.097cm" fo:border-left="0.05pt solid #000000" fo:border-right="none" fo:border-top="none" fo:border-bottom="0.05pt solid #000000"/>
    </style:style>
    <style:style style:name="Taulukko1.E2" style:family="table-cell">
      <style:table-cell-properties fo:padding="0.097cm" fo:border-left="0.05pt solid #000000" fo:border-right="none" fo:border-top="none" fo:border-bottom="0.05pt solid #000000"/>
    </style:style>
    <style:style style:name="Taulukko1.F2" style:family="table-cell">
      <style:table-cell-properties fo:padding="0.097cm" fo:border-left="0.05pt solid #000000" fo:border-right="none" fo:border-top="none" fo:border-bottom="0.05pt solid #000000"/>
    </style:style>
    <style:style style:name="Taulukko1.G2" style:family="table-cell">
      <style:table-cell-properties fo:padding="0.097cm" fo:border-left="0.05pt solid #000000" fo:border-right="none" fo:border-top="none" fo:border-bottom="0.05pt solid #000000"/>
    </style:style>
    <style:style style:name="Taulukko1.H2" style:family="table-cell">
      <style:table-cell-properties fo:padding="0.097cm" fo:border-left="0.05pt solid #000000" fo:border-right="none" fo:border-top="none" fo:border-bottom="0.05pt solid #000000"/>
    </style:style>
    <style:style style:name="Taulukko1.I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none" fo:border-top="none" fo:border-bottom="0.05pt solid #000000"/>
    </style:style>
    <style:style style:name="Taulukko1.D3" style:family="table-cell">
      <style:table-cell-properties fo:padding="0.097cm" fo:border-left="0.05pt solid #000000" fo:border-right="none" fo:border-top="none" fo:border-bottom="0.05pt solid #000000"/>
    </style:style>
    <style:style style:name="Taulukko1.E3" style:family="table-cell">
      <style:table-cell-properties fo:padding="0.097cm" fo:border-left="0.05pt solid #000000" fo:border-right="none" fo:border-top="none" fo:border-bottom="0.05pt solid #000000"/>
    </style:style>
    <style:style style:name="Taulukko1.F3" style:family="table-cell">
      <style:table-cell-properties fo:padding="0.097cm" fo:border-left="0.05pt solid #000000" fo:border-right="none" fo:border-top="none" fo:border-bottom="0.05pt solid #000000"/>
    </style:style>
    <style:style style:name="Taulukko1.G3" style:family="table-cell">
      <style:table-cell-properties fo:padding="0.097cm" fo:border-left="0.05pt solid #000000" fo:border-right="none" fo:border-top="none" fo:border-bottom="0.05pt solid #000000"/>
    </style:style>
    <style:style style:name="Taulukko1.H3" style:family="table-cell">
      <style:table-cell-properties fo:padding="0.097cm" fo:border-left="0.05pt solid #000000" fo:border-right="none" fo:border-top="none" fo:border-bottom="0.05pt solid #000000"/>
    </style:style>
    <style:style style:name="Taulukko1.I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none" fo:border-top="none" fo:border-bottom="0.05pt solid #000000"/>
    </style:style>
    <style:style style:name="Taulukko1.D4" style:family="table-cell">
      <style:table-cell-properties fo:padding="0.097cm" fo:border-left="0.05pt solid #000000" fo:border-right="none" fo:border-top="none" fo:border-bottom="0.05pt solid #000000"/>
    </style:style>
    <style:style style:name="Taulukko1.E4" style:family="table-cell">
      <style:table-cell-properties fo:padding="0.097cm" fo:border-left="0.05pt solid #000000" fo:border-right="none" fo:border-top="none" fo:border-bottom="0.05pt solid #000000"/>
    </style:style>
    <style:style style:name="Taulukko1.F4" style:family="table-cell">
      <style:table-cell-properties fo:padding="0.097cm" fo:border-left="0.05pt solid #000000" fo:border-right="none" fo:border-top="none" fo:border-bottom="0.05pt solid #000000"/>
    </style:style>
    <style:style style:name="Taulukko1.G4" style:family="table-cell">
      <style:table-cell-properties fo:padding="0.097cm" fo:border-left="0.05pt solid #000000" fo:border-right="none" fo:border-top="none" fo:border-bottom="0.05pt solid #000000"/>
    </style:style>
    <style:style style:name="Taulukko1.H4" style:family="table-cell">
      <style:table-cell-properties fo:padding="0.097cm" fo:border-left="0.05pt solid #000000" fo:border-right="none" fo:border-top="none" fo:border-bottom="0.05pt solid #000000"/>
    </style:style>
    <style:style style:name="Taulukko1.I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none" fo:border-top="none" fo:border-bottom="0.05pt solid #000000"/>
    </style:style>
    <style:style style:name="Taulukko1.D5" style:family="table-cell">
      <style:table-cell-properties fo:padding="0.097cm" fo:border-left="0.05pt solid #000000" fo:border-right="none" fo:border-top="none" fo:border-bottom="0.05pt solid #000000"/>
    </style:style>
    <style:style style:name="Taulukko1.E5" style:family="table-cell">
      <style:table-cell-properties fo:padding="0.097cm" fo:border-left="0.05pt solid #000000" fo:border-right="none" fo:border-top="none" fo:border-bottom="0.05pt solid #000000"/>
    </style:style>
    <style:style style:name="Taulukko1.F5" style:family="table-cell">
      <style:table-cell-properties fo:padding="0.097cm" fo:border-left="0.05pt solid #000000" fo:border-right="none" fo:border-top="none" fo:border-bottom="0.05pt solid #000000"/>
    </style:style>
    <style:style style:name="Taulukko1.G5" style:family="table-cell">
      <style:table-cell-properties fo:padding="0.097cm" fo:border-left="0.05pt solid #000000" fo:border-right="none" fo:border-top="none" fo:border-bottom="0.05pt solid #000000"/>
    </style:style>
    <style:style style:name="Taulukko1.H5" style:family="table-cell">
      <style:table-cell-properties fo:padding="0.097cm" fo:border-left="0.05pt solid #000000" fo:border-right="none" fo:border-top="none" fo:border-bottom="0.05pt solid #000000"/>
    </style:style>
    <style:style style:name="Taulukko1.I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none" fo:border-top="none" fo:border-bottom="0.05pt solid #000000"/>
    </style:style>
    <style:style style:name="Taulukko1.D6" style:family="table-cell">
      <style:table-cell-properties fo:padding="0.097cm" fo:border-left="0.05pt solid #000000" fo:border-right="none" fo:border-top="none" fo:border-bottom="0.05pt solid #000000"/>
    </style:style>
    <style:style style:name="Taulukko1.E6" style:family="table-cell">
      <style:table-cell-properties fo:padding="0.097cm" fo:border-left="0.05pt solid #000000" fo:border-right="none" fo:border-top="none" fo:border-bottom="0.05pt solid #000000"/>
    </style:style>
    <style:style style:name="Taulukko1.F6" style:family="table-cell">
      <style:table-cell-properties fo:padding="0.097cm" fo:border-left="0.05pt solid #000000" fo:border-right="none" fo:border-top="none" fo:border-bottom="0.05pt solid #000000"/>
    </style:style>
    <style:style style:name="Taulukko1.G6" style:family="table-cell">
      <style:table-cell-properties fo:padding="0.097cm" fo:border-left="0.05pt solid #000000" fo:border-right="none" fo:border-top="none" fo:border-bottom="0.05pt solid #000000"/>
    </style:style>
    <style:style style:name="Taulukko1.H6" style:family="table-cell">
      <style:table-cell-properties fo:padding="0.097cm" fo:border-left="0.05pt solid #000000" fo:border-right="none" fo:border-top="none" fo:border-bottom="0.05pt solid #000000"/>
    </style:style>
    <style:style style:name="Taulukko1.I6" style:family="table-cell">
      <style:table-cell-properties fo:padding="0.097cm" fo:border-left="0.05pt solid #000000" fo:border-right="0.05pt solid #000000" fo:border-top="none" fo:border-bottom="0.05pt solid #000000"/>
    </style:style>
    <style:style style:name="Taulukko1.A7" style:family="table-cell">
      <style:table-cell-properties fo:padding="0.097cm" fo:border-left="0.05pt solid #000000" fo:border-right="none" fo:border-top="none" fo:border-bottom="0.05pt solid #000000"/>
    </style:style>
    <style:style style:name="Taulukko1.B7" style:family="table-cell">
      <style:table-cell-properties fo:padding="0.097cm" fo:border-left="0.05pt solid #000000" fo:border-right="none" fo:border-top="none" fo:border-bottom="0.05pt solid #000000"/>
    </style:style>
    <style:style style:name="Taulukko1.C7" style:family="table-cell">
      <style:table-cell-properties fo:padding="0.097cm" fo:border-left="0.05pt solid #000000" fo:border-right="none" fo:border-top="none" fo:border-bottom="0.05pt solid #000000"/>
    </style:style>
    <style:style style:name="Taulukko1.D7" style:family="table-cell">
      <style:table-cell-properties fo:padding="0.097cm" fo:border-left="0.05pt solid #000000" fo:border-right="none" fo:border-top="none" fo:border-bottom="0.05pt solid #000000"/>
    </style:style>
    <style:style style:name="Taulukko1.E7" style:family="table-cell">
      <style:table-cell-properties fo:padding="0.097cm" fo:border-left="0.05pt solid #000000" fo:border-right="none" fo:border-top="none" fo:border-bottom="0.05pt solid #000000"/>
    </style:style>
    <style:style style:name="Taulukko1.F7" style:family="table-cell">
      <style:table-cell-properties fo:padding="0.097cm" fo:border-left="0.05pt solid #000000" fo:border-right="none" fo:border-top="none" fo:border-bottom="0.05pt solid #000000"/>
    </style:style>
    <style:style style:name="Taulukko1.G7" style:family="table-cell">
      <style:table-cell-properties fo:padding="0.097cm" fo:border-left="0.05pt solid #000000" fo:border-right="none" fo:border-top="none" fo:border-bottom="0.05pt solid #000000"/>
    </style:style>
    <style:style style:name="Taulukko1.H7" style:family="table-cell">
      <style:table-cell-properties fo:padding="0.097cm" fo:border-left="0.05pt solid #000000" fo:border-right="none" fo:border-top="none" fo:border-bottom="0.05pt solid #000000"/>
    </style:style>
    <style:style style:name="Taulukko1.I7" style:family="table-cell">
      <style:table-cell-properties fo:padding="0.097cm" fo:border-left="0.05pt solid #000000" fo:border-right="0.05pt solid #000000" fo:border-top="none" fo:border-bottom="0.05pt solid #000000"/>
    </style:style>
    <style:style style:name="Taulukko1.A8" style:family="table-cell">
      <style:table-cell-properties fo:padding="0.097cm" fo:border-left="0.05pt solid #000000" fo:border-right="none" fo:border-top="none" fo:border-bottom="0.05pt solid #000000"/>
    </style:style>
    <style:style style:name="Taulukko1.B8" style:family="table-cell">
      <style:table-cell-properties fo:padding="0.097cm" fo:border-left="0.05pt solid #000000" fo:border-right="none" fo:border-top="none" fo:border-bottom="0.05pt solid #000000"/>
    </style:style>
    <style:style style:name="Taulukko1.C8" style:family="table-cell">
      <style:table-cell-properties fo:padding="0.097cm" fo:border-left="0.05pt solid #000000" fo:border-right="none" fo:border-top="none" fo:border-bottom="0.05pt solid #000000"/>
    </style:style>
    <style:style style:name="Taulukko1.D8" style:family="table-cell">
      <style:table-cell-properties fo:padding="0.097cm" fo:border-left="0.05pt solid #000000" fo:border-right="none" fo:border-top="none" fo:border-bottom="0.05pt solid #000000"/>
    </style:style>
    <style:style style:name="Taulukko1.E8" style:family="table-cell">
      <style:table-cell-properties fo:padding="0.097cm" fo:border-left="0.05pt solid #000000" fo:border-right="none" fo:border-top="none" fo:border-bottom="0.05pt solid #000000"/>
    </style:style>
    <style:style style:name="Taulukko1.F8" style:family="table-cell">
      <style:table-cell-properties fo:padding="0.097cm" fo:border-left="0.05pt solid #000000" fo:border-right="none" fo:border-top="none" fo:border-bottom="0.05pt solid #000000"/>
    </style:style>
    <style:style style:name="Taulukko1.G8" style:family="table-cell">
      <style:table-cell-properties fo:padding="0.097cm" fo:border-left="0.05pt solid #000000" fo:border-right="none" fo:border-top="none" fo:border-bottom="0.05pt solid #000000"/>
    </style:style>
    <style:style style:name="Taulukko1.H8" style:family="table-cell">
      <style:table-cell-properties fo:padding="0.097cm" fo:border-left="0.05pt solid #000000" fo:border-right="none" fo:border-top="none" fo:border-bottom="0.05pt solid #000000"/>
    </style:style>
    <style:style style:name="Taulukko1.I8" style:family="table-cell">
      <style:table-cell-properties fo:padding="0.097cm" fo:border-left="0.05pt solid #000000" fo:border-right="0.05pt solid #000000" fo:border-top="none" fo:border-bottom="0.05pt solid #000000"/>
    </style:style>
    <style:style style:name="Taulukko1.A9" style:family="table-cell">
      <style:table-cell-properties fo:padding="0.097cm" fo:border-left="0.05pt solid #000000" fo:border-right="none" fo:border-top="none" fo:border-bottom="0.05pt solid #000000"/>
    </style:style>
    <style:style style:name="Taulukko1.B9" style:family="table-cell">
      <style:table-cell-properties fo:padding="0.097cm" fo:border-left="0.05pt solid #000000" fo:border-right="none" fo:border-top="none" fo:border-bottom="0.05pt solid #000000"/>
    </style:style>
    <style:style style:name="Taulukko1.C9" style:family="table-cell">
      <style:table-cell-properties fo:padding="0.097cm" fo:border-left="0.05pt solid #000000" fo:border-right="none" fo:border-top="none" fo:border-bottom="0.05pt solid #000000"/>
    </style:style>
    <style:style style:name="Taulukko1.D9" style:family="table-cell">
      <style:table-cell-properties fo:padding="0.097cm" fo:border-left="0.05pt solid #000000" fo:border-right="none" fo:border-top="none" fo:border-bottom="0.05pt solid #000000"/>
    </style:style>
    <style:style style:name="Taulukko1.E9" style:family="table-cell">
      <style:table-cell-properties fo:padding="0.097cm" fo:border-left="0.05pt solid #000000" fo:border-right="none" fo:border-top="none" fo:border-bottom="0.05pt solid #000000"/>
    </style:style>
    <style:style style:name="Taulukko1.F9" style:family="table-cell">
      <style:table-cell-properties fo:padding="0.097cm" fo:border-left="0.05pt solid #000000" fo:border-right="none" fo:border-top="none" fo:border-bottom="0.05pt solid #000000"/>
    </style:style>
    <style:style style:name="Taulukko1.G9" style:family="table-cell">
      <style:table-cell-properties fo:padding="0.097cm" fo:border-left="0.05pt solid #000000" fo:border-right="none" fo:border-top="none" fo:border-bottom="0.05pt solid #000000"/>
    </style:style>
    <style:style style:name="Taulukko1.H9" style:family="table-cell">
      <style:table-cell-properties fo:padding="0.097cm" fo:border-left="0.05pt solid #000000" fo:border-right="none" fo:border-top="none" fo:border-bottom="0.05pt solid #000000"/>
    </style:style>
    <style:style style:name="Taulukko1.I9"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2.293cm" style:rel-column-width="1300*"/>
    </style:style>
    <style:style style:name="Taulukko2.B" style:family="table-column">
      <style:table-column-properties style:column-width="7.299cm" style:rel-column-width="4138*"/>
    </style:style>
    <style:style style:name="Taulukko2.C" style:family="table-column">
      <style:table-column-properties style:column-width="7.408cm" style:rel-column-width="4200*"/>
    </style:style>
    <style:style style:name="Taulukko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2.A6" style:family="table-cell">
      <style:table-cell-properties fo:padding="0.097cm" fo:border-left="0.05pt solid #000000" fo:border-right="none" fo:border-top="none" fo:border-bottom="0.05pt solid #000000"/>
    </style:style>
    <style:style style:name="Taulukko2.B6" style:family="table-cell">
      <style:table-cell-properties fo:padding="0.097cm" fo:border-left="0.05pt solid #000000" fo:border-right="none" fo:border-top="none" fo:border-bottom="0.05pt solid #000000"/>
    </style:style>
    <style:style style:name="Taulukko2.C6"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3431d" officeooo:paragraph-rsid="0003431d"/>
    </style:style>
    <style:style style:name="P2" style:family="paragraph" style:parent-style-name="Text_20_body">
      <style:text-properties officeooo:rsid="0009b3e9" officeooo:paragraph-rsid="0009b3e9"/>
    </style:style>
    <style:style style:name="P3" style:family="paragraph" style:parent-style-name="Text_20_body">
      <style:text-properties officeooo:rsid="0009f60f" officeooo:paragraph-rsid="0009f60f"/>
    </style:style>
    <style:style style:name="P4" style:family="paragraph" style:parent-style-name="Text_20_body">
      <style:text-properties officeooo:rsid="000bd7d5" officeooo:paragraph-rsid="000bd7d5"/>
    </style:style>
    <style:style style:name="P5" style:family="paragraph" style:parent-style-name="Text_20_body">
      <style:text-properties officeooo:rsid="000dd94d" officeooo:paragraph-rsid="000dd94d"/>
    </style:style>
    <style:style style:name="P6" style:family="paragraph" style:parent-style-name="Text_20_body">
      <style:text-properties officeooo:rsid="00309637" officeooo:paragraph-rsid="00309637"/>
    </style:style>
    <style:style style:name="P7" style:family="paragraph" style:parent-style-name="Endnote">
      <style:text-properties officeooo:paragraph-rsid="00070354"/>
    </style:style>
    <style:style style:name="P8" style:family="paragraph" style:parent-style-name="Table_20_Contents">
      <style:text-properties officeooo:rsid="000bd7d5" officeooo:paragraph-rsid="000bd7d5"/>
    </style:style>
    <style:style style:name="P9" style:family="paragraph" style:parent-style-name="Table_20_Contents">
      <style:text-properties fo:font-size="9pt" fo:font-weight="bold" officeooo:rsid="000bd7d5" officeooo:paragraph-rsid="000bd7d5" style:font-size-asian="9pt" style:font-weight-asian="bold" style:font-size-complex="9pt" style:font-weight-complex="bold"/>
    </style:style>
    <style:style style:name="P10" style:family="paragraph" style:parent-style-name="Table_20_Contents">
      <style:text-properties fo:font-size="9pt" fo:font-weight="bold" officeooo:rsid="00171a23" officeooo:paragraph-rsid="00171a23" style:font-size-asian="9pt" style:font-weight-asian="bold" style:font-size-complex="9pt" style:font-weight-complex="bold"/>
    </style:style>
    <style:style style:name="P11" style:family="paragraph" style:parent-style-name="Table_20_Contents">
      <style:text-properties officeooo:rsid="000dd94d" officeooo:paragraph-rsid="000dd94d"/>
    </style:style>
    <style:style style:name="P12" style:family="paragraph" style:parent-style-name="Table_20_Contents">
      <style:text-properties officeooo:rsid="001168d2" officeooo:paragraph-rsid="001168d2"/>
    </style:style>
    <style:style style:name="P13" style:family="paragraph" style:parent-style-name="Table_20_Contents">
      <style:text-properties officeooo:rsid="00133dac" officeooo:paragraph-rsid="00133dac"/>
    </style:style>
    <style:style style:name="P14" style:family="paragraph" style:parent-style-name="Table_20_Contents">
      <style:text-properties officeooo:rsid="00171a23" officeooo:paragraph-rsid="00171a23"/>
    </style:style>
    <style:style style:name="P15" style:family="paragraph" style:parent-style-name="Table_20_Contents">
      <style:text-properties officeooo:rsid="0026fd20" officeooo:paragraph-rsid="00171a23"/>
    </style:style>
    <style:style style:name="P16" style:family="paragraph" style:parent-style-name="Table_20_Contents">
      <style:text-properties officeooo:rsid="0026fd20" officeooo:paragraph-rsid="0026fd20"/>
    </style:style>
    <style:style style:name="P17" style:family="paragraph" style:parent-style-name="Table_20_Contents">
      <style:text-properties officeooo:rsid="000eef8a" officeooo:paragraph-rsid="002dc6f6"/>
    </style:style>
    <style:style style:name="P18" style:family="paragraph" style:parent-style-name="Table_20_Contents">
      <style:paragraph-properties fo:text-align="start" style:justify-single-word="false"/>
      <style:text-properties officeooo:rsid="001155db" officeooo:paragraph-rsid="001155db"/>
    </style:style>
    <style:style style:name="P19" style:family="paragraph" style:parent-style-name="Table_20_Contents">
      <style:text-properties officeooo:rsid="0032bd57" officeooo:paragraph-rsid="0032bd57"/>
    </style:style>
    <style:style style:name="P20" style:family="paragraph" style:parent-style-name="Heading_20_1">
      <style:text-properties officeooo:rsid="000490e6" officeooo:paragraph-rsid="000490e6"/>
    </style:style>
    <style:style style:name="P21" style:family="paragraph" style:parent-style-name="Heading_20_1">
      <style:text-properties officeooo:rsid="0006632e" officeooo:paragraph-rsid="0006632e"/>
    </style:style>
    <style:style style:name="P22" style:family="paragraph" style:parent-style-name="Heading_20_1">
      <style:text-properties officeooo:rsid="00070354" officeooo:paragraph-rsid="00070354"/>
    </style:style>
    <style:style style:name="P23" style:family="paragraph" style:parent-style-name="Heading_20_1">
      <style:text-properties officeooo:rsid="003554f4" officeooo:paragraph-rsid="003554f4"/>
    </style:style>
    <style:style style:name="P24" style:family="paragraph" style:parent-style-name="Heading_20_1">
      <style:text-properties officeooo:paragraph-rsid="003a140b"/>
    </style:style>
    <style:style style:name="P25" style:family="paragraph" style:parent-style-name="Heading_20_2">
      <style:text-properties officeooo:rsid="003f2d8e" officeooo:paragraph-rsid="003f2d8e"/>
    </style:style>
    <style:style style:name="P26" style:family="paragraph" style:parent-style-name="Heading_20_2" style:list-style-name=""/>
    <style:style style:name="P27" style:family="paragraph" style:parent-style-name="Heading_20_2">
      <style:text-properties officeooo:rsid="0040f856" officeooo:paragraph-rsid="0040f856"/>
    </style:style>
    <style:style style:name="P28" style:family="paragraph" style:parent-style-name="Heading_20_2">
      <style:paragraph-properties fo:break-before="page"/>
    </style:style>
    <style:style style:name="P29" style:family="paragraph" style:parent-style-name="Table_20_Contents">
      <style:text-properties officeooo:rsid="003554f4" officeooo:paragraph-rsid="003554f4"/>
    </style:style>
    <style:style style:name="P30" style:family="paragraph" style:parent-style-name="Table_20_Contents">
      <style:text-properties fo:font-size="9pt" fo:font-weight="bold" officeooo:rsid="003554f4" officeooo:paragraph-rsid="003554f4" style:font-size-asian="9pt" style:font-weight-asian="bold" style:font-size-complex="9pt" style:font-weight-complex="bold"/>
    </style:style>
    <style:style style:name="P31" style:family="paragraph" style:parent-style-name="Table_20_Contents">
      <style:text-properties officeooo:rsid="003687e1" officeooo:paragraph-rsid="003687e1"/>
    </style:style>
    <style:style style:name="P32" style:family="paragraph" style:parent-style-name="Table_20_Contents">
      <style:text-properties officeooo:rsid="0039b03d" officeooo:paragraph-rsid="0039b03d"/>
    </style:style>
    <style:style style:name="P33" style:family="paragraph" style:parent-style-name="Table_20_Contents">
      <style:text-properties officeooo:rsid="003a140b" officeooo:paragraph-rsid="003a140b"/>
    </style:style>
    <style:style style:name="P34" style:family="paragraph" style:parent-style-name="Table_20_Contents">
      <style:paragraph-properties fo:background-color="#dddddd">
        <style:background-image/>
      </style:paragraph-properties>
      <style:text-properties fo:font-size="9pt" fo:font-weight="bold" officeooo:rsid="000bd7d5" officeooo:paragraph-rsid="000bd7d5" style:font-size-asian="9pt" style:font-weight-asian="bold" style:font-size-complex="9pt" style:font-weight-complex="bold"/>
    </style:style>
    <style:style style:name="P35" style:family="paragraph" style:parent-style-name="Text_20_body">
      <style:text-properties style:font-name="Liberation Serif" fo:font-style="normal" officeooo:rsid="000b7378" officeooo:paragraph-rsid="0032bd57" style:font-name-asian="SimSun" style:font-style-asian="normal" style:font-name-complex="Mangal" style:font-style-complex="normal"/>
    </style:style>
    <style:style style:name="P36" style:family="paragraph" style:parent-style-name="Text_20_body">
      <style:text-properties officeooo:rsid="0039b03d" officeooo:paragraph-rsid="0039b03d"/>
    </style:style>
    <style:style style:name="P37" style:family="paragraph" style:parent-style-name="Text_20_body">
      <style:text-properties officeooo:rsid="003a91f5" officeooo:paragraph-rsid="003a91f5"/>
    </style:style>
    <style:style style:name="P38" style:family="paragraph" style:parent-style-name="Text_20_body">
      <style:text-properties officeooo:rsid="00171a23" officeooo:paragraph-rsid="00171a23"/>
    </style:style>
    <style:style style:name="P39" style:family="paragraph" style:parent-style-name="Text_20_body">
      <style:text-properties officeooo:rsid="003f2d8e" officeooo:paragraph-rsid="003f2d8e"/>
    </style:style>
    <style:style style:name="P40" style:family="paragraph" style:parent-style-name="Text_20_body">
      <style:text-properties officeooo:rsid="001c84fa" officeooo:paragraph-rsid="0040f856"/>
    </style:style>
    <style:style style:name="T1" style:family="text">
      <style:text-properties fo:font-style="italic" style:font-style-asian="italic" style:font-style-complex="italic"/>
    </style:style>
    <style:style style:name="T2" style:family="text">
      <style:text-properties fo:font-style="italic" officeooo:rsid="0032bd57" style:font-style-asian="italic" style:font-style-complex="italic"/>
    </style:style>
    <style:style style:name="T3" style:family="text">
      <style:text-properties fo:font-style="italic" officeooo:rsid="0025ea8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52db" style:font-style-asian="normal" style:font-style-complex="normal"/>
    </style:style>
    <style:style style:name="T6" style:family="text">
      <style:text-properties style:font-name="Liberation Serif1" fo:font-style="normal" officeooo:rsid="000a52db" style:font-name-asian="Liberation Serif1" style:font-style-asian="normal" style:font-name-complex="Liberation Serif1" style:font-style-complex="normal"/>
    </style:style>
    <style:style style:name="T7" style:family="text">
      <style:text-properties style:font-name="Liberation Serif" fo:font-style="normal" officeooo:rsid="000a52db" style:font-name-asian="SimSun" style:font-style-asian="normal" style:font-name-complex="Mangal" style:font-style-complex="normal"/>
    </style:style>
    <style:style style:name="T8" style:family="text">
      <style:text-properties officeooo:rsid="001168d2"/>
    </style:style>
    <style:style style:name="T9" style:family="text">
      <style:text-properties officeooo:rsid="00133dac"/>
    </style:style>
    <style:style style:name="T10" style:family="text">
      <style:text-properties officeooo:rsid="0015363c"/>
    </style:style>
    <style:style style:name="T11" style:family="text">
      <style:text-properties officeooo:rsid="0019a44b"/>
    </style:style>
    <style:style style:name="T12" style:family="text">
      <style:text-properties officeooo:rsid="001a454c"/>
    </style:style>
    <style:style style:name="T13" style:family="text">
      <style:text-properties officeooo:rsid="001ac8f8"/>
    </style:style>
    <style:style style:name="T14" style:family="text">
      <style:text-properties officeooo:rsid="001f1273"/>
    </style:style>
    <style:style style:name="T15" style:family="text">
      <style:text-properties officeooo:rsid="001fd43b"/>
    </style:style>
    <style:style style:name="T16" style:family="text">
      <style:text-properties officeooo:rsid="0022ec70"/>
    </style:style>
    <style:style style:name="T17" style:family="text">
      <style:text-properties officeooo:rsid="0025ea8a"/>
    </style:style>
    <style:style style:name="T18" style:family="text">
      <style:text-properties officeooo:rsid="002dc6f6"/>
    </style:style>
    <style:style style:name="T19" style:family="text">
      <style:text-properties officeooo:rsid="003211b3"/>
    </style:style>
    <style:style style:name="T20" style:family="text">
      <style:text-properties officeooo:rsid="0032bd57"/>
    </style:style>
    <style:style style:name="T21" style:family="text">
      <style:text-properties officeooo:rsid="003687e1"/>
    </style:style>
    <style:style style:name="T22" style:family="text">
      <style:text-properties officeooo:rsid="0039b03d"/>
    </style:style>
    <style:style style:name="T23" style:family="text">
      <style:text-properties officeooo:rsid="003a140b"/>
    </style:style>
    <style:style style:name="T24" style:family="text">
      <style:text-properties officeooo:rsid="003b923e"/>
    </style:style>
    <style:style style:name="T25" style:family="text">
      <style:text-properties style:text-position="super 58%" officeooo:rsid="003b923e"/>
    </style:style>
    <style:style style:name="T26" style:family="text">
      <style:text-properties style:text-position="0% 100%" officeooo:rsid="003b923e"/>
    </style:style>
    <style:style style:name="T27" style:family="text">
      <style:text-properties style:text-position="0% 100%" officeooo:rsid="003d4ef9"/>
    </style:style>
    <style:style style:name="T28" style:family="text">
      <style:text-properties style:text-position="0% 100%" officeooo:rsid="0043b120"/>
    </style:style>
    <style:style style:name="T29" style:family="text">
      <style:text-properties officeooo:rsid="003d4ef9"/>
    </style:style>
    <style:style style:name="T30" style:family="text">
      <style:text-properties officeooo:rsid="003ffe38"/>
    </style:style>
    <style:style style:name="T31" style:family="text">
      <style:text-properties officeooo:rsid="00156e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utusdokumentti</text:p>
      <text:h text:style-name="P20" text:outline-level="1">Yleisrakenne</text:h>
      <text:p text:style-name="P2">Ohjelman lähdekoodi on yritetty jakaa mahdollisimman loogisesti eri paketteihin. <text:span text:style-name="T1">Application</text:span><text:span text:style-name="T4">-paketti sisältää kaiken käyttöliittymäkoodin, ja </text:span><text:span text:style-name="T1">datastructures, graph, misc</text:span><text:span text:style-name="T4"> ja </text:span><text:span text:style-name="T1">pathfinding </text:span><text:span text:style-name="T4">-paketit sisältävät nimiensä mukaisesti tietorakenteet, verkkoon liittyvät luokat, sekalaiset apuluokat ja itse reitinetsintäalgoritmit.</text:span></text:p>
      <text:p text:style-name="P3"><text:span text:style-name="T4">Ohjelmaan on </text:span><text:span text:style-name="T5">implementoitu viisi reitinhakualgoritmia: A*, Dijkstran algoritmi, jump point search, breadth-first search ja depth-first search. Näistä kolme ensimmäistä antaa aina optimaalisen reitin, kun taas BFS lähes optimaalisen reitin ja DFS ensimmäisen reitin minkä sattuu löytämään. BFS:n epäoptimaalisuus johtuu tässä tapauksessa siitä, että verkossa on kahden pituisia kaaria, 1 ja </text:span><text:span text:style-name="T6">√</text:span><text:span text:style-name="T7">2.</text:span></text:p>
      <text:p text:style-name="P35">Toteutetut tietorakenteet ovat lista (<text:span text:style-name="T1">ArrayList</text:span>), linkitetty lista (<text:span text:style-name="T1">LinkedList</text:span>), <text:span text:style-name="T20">kaksi binääri</text:span>keko<text:span text:style-name="T20">a</text:span> (<text:span text:style-name="T2">BinaryHeap</text:span><text:span text:style-name="T20"> ja </text:span><text:span text:style-name="T2">IndexedBinaryHeap</text:span>), hajautustaulu (<text:span text:style-name="T1">HashSet</text:span>), jono (<text:span text:style-name="T1">Queue</text:span>), pino (<text:span text:style-name="T1">Stack</text:span>) <text:span text:style-name="T17">ja assosiaatiotaulu (tai kartta, hakurakenne) (</text:span><text:span text:style-name="T3">HashMap</text:span><text:span text:style-name="T17">)</text:span>. <text:span text:style-name="T17">HashMapia ei käytetä projektissa ollenkaan, koska ajattelin sillä pystyväni tehostamaan Dijkstran algoritmin toimintaa, mutta myöhemmin toteutinkin sen HashSetillä, mikä osoittautui tehokkaammaksi. En kuitenkaan poistanut sitä, sillä se on täysin toimiva ja sille on myös kirjoitettu testit.</text:span></text:p>
      <text:h text:style-name="P23" text:outline-level="1"><text:span text:style-name="T22">Syötteiden vaikutus suoritukseen</text:span></text:h>
      <text:p text:style-name="P36">Seuraavaan taulukkoon on koottu algoritmit ja kuvailtu, millaisilla syötteillä ne toimivat parhaiten ja huonoite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0">Algoritmi</text:p>
          </table:table-cell>
          <table:table-cell table:style-name="Taulukko2.A1" office:value-type="string">
            <text:p text:style-name="P30">Toimii hyvin</text:p>
          </table:table-cell>
          <table:table-cell table:style-name="Taulukko2.C1" office:value-type="string">
            <text:p text:style-name="P30">Toimii huonosti</text:p>
          </table:table-cell>
        </table:table-row>
        <table:table-row>
          <table:table-cell table:style-name="Taulukko2.A6" office:value-type="string">
            <text:p text:style-name="P29">A*</text:p>
          </table:table-cell>
          <table:table-cell table:style-name="Taulukko2.B2" office:value-type="string">
            <text:p text:style-name="P29">Syötteet, joissa <text:span text:style-name="T21">arvioitu matka maaliin vastaa hyvin todellista matkaa, esim. esteet pieniä ja ei vaadi pitkiä kiertoteitä.</text:span></text:p>
          </table:table-cell>
          <table:table-cell table:style-name="Taulukko2.C2" office:value-type="string">
            <text:p text:style-name="P31">Syötteet, jossa arvioitu matka maaliin vastaa huonosti todellista matkaa, esim. sokkelot monimutkaisilla reiteillä ja umpikujilla.</text:p>
          </table:table-cell>
        </table:table-row>
        <table:table-row>
          <table:table-cell table:style-name="Taulukko2.A6" office:value-type="string">
            <text:p text:style-name="P29">Dijkstra</text:p>
          </table:table-cell>
          <table:table-cell table:style-name="Taulukko2.B3" office:value-type="string">
            <text:p text:style-name="P31">Pienet syötteet ja syötteet, jotka rajoittavat etsintärintaman laajentumista liian suureksi, esim. kapeakäytäväiset sokkelot.</text:p>
          </table:table-cell>
          <table:table-cell table:style-name="Taulukko2.C3" office:value-type="string">
            <text:p text:style-name="P31">Suuret ja avoimet syötteet, sillä aikavaativuus ei ole lineaarinen ja ei sisällä mitään heuristiikkaa optimoidakseen etsintää.</text:p>
          </table:table-cell>
        </table:table-row>
        <table:table-row>
          <table:table-cell table:style-name="Taulukko2.A6" office:value-type="string">
            <text:p text:style-name="P29">JPS</text:p>
          </table:table-cell>
          <table:table-cell table:style-name="Taulukko2.B4" office:value-type="string">
            <text:p text:style-name="P31">Erittäin avoimet syötteet. Mitä suurempia tyhjiä alueita, sitä tehokkaammin algoritmi pystyy hyppimään niiden yli.</text:p>
          </table:table-cell>
          <table:table-cell table:style-name="Taulukko2.C4" office:value-type="string">
            <text:p text:style-name="P31">Paljon esteitä ja vähän tyhjää sisältävät esteet. Tällöin hyppyjen koko pienenee, ja suoritusnopeus lähenee A*:a</text:p>
          </table:table-cell>
        </table:table-row>
        <table:table-row>
          <table:table-cell table:style-name="Taulukko2.A6" office:value-type="string">
            <text:p text:style-name="P29">BFS</text:p>
          </table:table-cell>
          <table:table-cell table:style-name="Taulukko2.B5" office:value-type="string">
            <text:p text:style-name="P32">Samoin kuin Dijkstran tapauksessa, etsintärintaman laajenemista rajoittavat syötteet toimivat tehokkaammin, mutta syötteen koolla ei ole merkitystä aikavaativuuden lineaarisuudesta johtuen.</text:p>
          </table:table-cell>
          <table:table-cell table:style-name="Taulukko2.C5" office:value-type="string">
            <text:p text:style-name="P32">Avoimet syötteet, joissa etsintärintama pääsee kasvamaan suureksi vääriin suuntiin.</text:p>
          </table:table-cell>
        </table:table-row>
        <table:table-row>
          <table:table-cell table:style-name="Taulukko2.A6" office:value-type="string">
            <text:p text:style-name="P29">DFS</text:p>
          </table:table-cell>
          <table:table-cell table:style-name="Taulukko2.B6" office:value-type="string">
            <text:p text:style-name="P32">Syötteen laadulla ei ole juurikaan merkitystä, sillä algoritmi <text:span text:style-name="T23">ei edes yritä löytää maalia tehokkaasti.</text:span></text:p>
          </table:table-cell>
          <table:table-cell table:style-name="Taulukko2.C6" office:value-type="string">
            <text:p text:style-name="P33">←</text:p>
          </table:table-cell>
        </table:table-row>
      </table:table>
      <text:h text:style-name="P24" text:outline-level="1"><text:soft-page-break/><text:span text:style-name="T23">Pseudo- ja todellisen koodin väliset erot</text:span></text:h>
      <text:p text:style-name="P37">Ainoa eteen tullut ongelma pseudokoodin ja konkreettisen toteutuksen välillä oli Dijkstran algoritmissa, jossa jokaisella iteraatiolla kutsutaan update-key(element) -operaatiota. <text:span text:style-name="T24">Pseudokoodissa ei otettu kantaa prioriteettijonon toteutukseen, vaan siinä oletettiin, että operaation vaativuus on O(log n). Todellisuudessa päivitettävän elementti pitää myös ensin etsiä jonosta, minkä vaativuus on O(n). Tästä johtuen algoritmin kokonaisaikavaativuus oli O(|V|</text:span><text:span text:style-name="T25">2</text:span><text:span text:style-name="T26">). Myöhemmin keksin optimoida algoritmia käyttämällä prioriteettijonona kekoa, jossa jokainen alkio on indeksoitu </text:span><text:span text:style-name="T27">hajautustauluun</text:span><text:span text:style-name="T26">, jotta haku toimii vakioajassa. </text:span><text:span text:style-name="T28">Se </text:span><text:span text:style-name="T26">laskee algoritmin vaativuuden luokkaan<text:line-break/>O(</text:span><text:span text:style-name="T28">|V|</text:span><text:span text:style-name="T26"> log </text:span><text:span text:style-name="T28">|V|</text:span><text:span text:style-name="T26">). </text:span><text:span text:style-name="T27">Tämä optimointi toimi erittäin hyvin, eräälläkin syötteellä se laski suoritusaikaa jopa viiteen prosenttiin alkuperäisestä.</text:span></text:p>
      <text:h text:style-name="P21" text:outline-level="1">Aika- ja tilavaativuudet</text:h>
      <text:h text:style-name="P27" text:outline-level="2">Hakualgoritmit</text:h>
      <text:p text:style-name="P4"><text:span text:style-name="T29">Seuraavassa taulukossa</text:span> näkyvät aika- ja tilavaativuudet parhaimmassa ja huonoimmassa tilanteessa. Paras tilanne tarkoittaa sitä, että lähtöpiste on sama kuin lopetuspiste, ja huonoin sitä, että lopetuspistettä ei voi saavuttaa alkupisteestä sekä kaikki solmut ovat käytävä läpi.</text:p>
      <text:p text:style-name="P5">Taulukoidut vaativuudet ovat minun implementaatioista, eli jossain muussa toteutuksessa esimerkiksi A*:n etäisyydet voi olla talletettu mappiin taulukon sijasta, jolloin par<text:span text:style-name="T14">haan tapauksen</text:span> tilavaativuus olisi O(1).</text:p>
      <table:table table:name="Vaativuudet" table:style-name="Vaativuudet">
        <table:table-column table:style-name="Vaativuudet.A"/>
        <table:table-column table:style-name="Vaativuudet.B"/>
        <table:table-column table:style-name="Vaativuudet.C"/>
        <table:table-column table:style-name="Vaativuudet.D"/>
        <table:table-column table:style-name="Vaativuudet.E"/>
        <table:table-row>
          <table:table-cell table:style-name="Vaativuudet.A1" office:value-type="string">
            <text:p text:style-name="P9">Algoritmi</text:p>
          </table:table-cell>
          <table:table-cell table:style-name="Vaativuudet.A1" office:value-type="string">
            <text:p text:style-name="P9">Aikavaativuus: Paras</text:p>
          </table:table-cell>
          <table:table-cell table:style-name="Vaativuudet.A1" office:value-type="string">
            <text:p text:style-name="P9">Tilavaativuus: Paras</text:p>
          </table:table-cell>
          <table:table-cell table:style-name="Vaativuudet.A1" office:value-type="string">
            <text:p text:style-name="P34">Aikavaativuus: Huonoin</text:p>
          </table:table-cell>
          <table:table-cell table:style-name="Vaativuudet.E1" office:value-type="string">
            <text:p text:style-name="P9">Tilavaativuus: Huonoin</text:p>
          </table:table-cell>
        </table:table-row>
        <table:table-row>
          <table:table-cell table:style-name="Vaativuudet.A5" office:value-type="string">
            <text:p text:style-name="P8">A*</text:p>
          </table:table-cell>
          <table:table-cell table:style-name="Vaativuudet.B2" office:value-type="string">
            <text:p text:style-name="P8">O(1)</text:p>
          </table:table-cell>
          <table:table-cell table:style-name="Vaativuudet.C2" office:value-type="string">
            <text:p text:style-name="P8">O(|<text:span text:style-name="T9">V</text:span>|)</text:p>
          </table:table-cell>
          <table:table-cell table:style-name="Vaativuudet.D2" office:value-type="string">
            <text:p text:style-name="P17">O(<text:span text:style-name="T8">|V|</text:span>)</text:p>
          </table:table-cell>
          <table:table-cell table:style-name="Vaativuudet.E2" office:value-type="string">
            <text:p text:style-name="P13">O(|V|)</text:p>
          </table:table-cell>
        </table:table-row>
        <table:table-row>
          <table:table-cell table:style-name="Vaativuudet.A5" office:value-type="string">
            <text:p text:style-name="P8">Dijkstra</text:p>
          </table:table-cell>
          <table:table-cell table:style-name="Vaativuudet.B3" office:value-type="string">
            <text:p text:style-name="P8">O(|<text:span text:style-name="T10">V</text:span>|)</text:p>
          </table:table-cell>
          <table:table-cell table:style-name="Vaativuudet.C3" office:value-type="string">
            <text:p text:style-name="P11">O(|<text:span text:style-name="T9">V</text:span>|)</text:p>
          </table:table-cell>
          <table:table-cell table:style-name="Vaativuudet.D3" office:value-type="string">
            <text:p text:style-name="P18">O(|V<text:span text:style-name="T20">| log |V|</text:span>)</text:p>
          </table:table-cell>
          <table:table-cell table:style-name="Vaativuudet.E3" office:value-type="string">
            <text:p text:style-name="P13">O(|V|)</text:p>
          </table:table-cell>
        </table:table-row>
        <table:table-row>
          <table:table-cell table:style-name="Vaativuudet.A5" office:value-type="string">
            <text:p text:style-name="P8">JPS</text:p>
          </table:table-cell>
          <table:table-cell table:style-name="Vaativuudet.B4" office:value-type="string">
            <text:p text:style-name="P8">O(1)</text:p>
          </table:table-cell>
          <table:table-cell table:style-name="Vaativuudet.C4" office:value-type="string">
            <text:p text:style-name="P11">O(|<text:span text:style-name="T9">V</text:span>|)</text:p>
          </table:table-cell>
          <table:table-cell table:style-name="Vaativuudet.D4" office:value-type="string">
            <text:p text:style-name="P12">O(|<text:span text:style-name="T10">V|</text:span>)</text:p>
          </table:table-cell>
          <table:table-cell table:style-name="Vaativuudet.E4" office:value-type="string">
            <text:p text:style-name="P13">O(|V|)</text:p>
          </table:table-cell>
        </table:table-row>
        <table:table-row>
          <table:table-cell table:style-name="Vaativuudet.A5" office:value-type="string">
            <text:p text:style-name="P8">BFS</text:p>
          </table:table-cell>
          <table:table-cell table:style-name="Vaativuudet.B5" office:value-type="string">
            <text:p text:style-name="P8">O(1)</text:p>
          </table:table-cell>
          <table:table-cell table:style-name="Vaativuudet.C5" office:value-type="string">
            <text:p text:style-name="P11">O(1)</text:p>
          </table:table-cell>
          <table:table-cell table:style-name="Vaativuudet.D5" office:value-type="string">
            <text:p text:style-name="P12">O(|V|)</text:p>
          </table:table-cell>
          <table:table-cell table:style-name="Vaativuudet.E5" office:value-type="string">
            <text:p text:style-name="P13">O(|V|)</text:p>
          </table:table-cell>
        </table:table-row>
        <table:table-row>
          <table:table-cell table:style-name="Vaativuudet.A6" office:value-type="string">
            <text:p text:style-name="P8">DFS</text:p>
          </table:table-cell>
          <table:table-cell table:style-name="Vaativuudet.B6" office:value-type="string">
            <text:p text:style-name="P8">O(1)</text:p>
          </table:table-cell>
          <table:table-cell table:style-name="Vaativuudet.C6" office:value-type="string">
            <text:p text:style-name="P11">O(1)</text:p>
          </table:table-cell>
          <table:table-cell table:style-name="Vaativuudet.D6" office:value-type="string">
            <text:p text:style-name="P12">O(<text:span text:style-name="T10">|V|</text:span>)</text:p>
          </table:table-cell>
          <table:table-cell table:style-name="Vaativuudet.E6" office:value-type="string">
            <text:p text:style-name="P13">O(|V|)</text:p>
          </table:table-cell>
        </table:table-row>
      </table:table>
      <text:p text:style-name="P40"><text:line-break/>Jokaisen algoritmin <text:span text:style-name="T18">(paitsi Dijkstran)</text:span> huonoimman tapauksen aikavaativuus on O(|V|), sillä pahimmillaan koko syöte joudutaan käymään läpi. Tarkemmin ottaen <text:span text:style-name="T15">jokaisen</text:span> aikavaativuus olisi <text:span text:style-name="T16">myös riippuvainen kaarien määrästä,</text:span> mutta koska <text:span text:style-name="T15">verkko</text:span> on täydellinen ruudukko, kaarien määrä on <text:span text:style-name="T16">lineaarisesti riippuvainen</text:span> solmujen määrästä.</text:p>
      <text:h text:style-name="P26" text:outline-level="2"/>
      <text:h text:style-name="P28" text:outline-level="2"><text:span text:style-name="T31">Tietorakenteet</text:span></text:h>
      <text:p text:style-name="P38"><text:span text:style-name="T30">Seuraavasta taulukosta</text:span> näkyvät kaikki tietorakenteet ja niiden yleisempien operaatioiden aikavaativuudet (<text:span text:style-name="T11">average case</text:span>). Jos tietorakenne ei tue operaatiota, niin se on merk<text:span text:style-name="T13">i</text:span>tt<text:span text:style-name="T13">y</text:span> viivalla.</text:p>
      <table:table table:name="Taulukko1" table:style-name="Taulukko1">
        <table:table-column table:style-name="Taulukko1.A"/>
        <table:table-column table:style-name="Taulukko1.B" table:number-columns-repeated="2"/>
        <table:table-column table:style-name="Taulukko1.D"/>
        <table:table-column table:style-name="Taulukko1.E"/>
        <table:table-column table:style-name="Taulukko1.B"/>
        <table:table-column table:style-name="Taulukko1.G"/>
        <table:table-column table:style-name="Taulukko1.D"/>
        <table:table-column table:style-name="Taulukko1.I"/>
        <table:table-row>
          <table:table-cell table:style-name="Taulukko1.A1" office:value-type="string">
            <text:p text:style-name="P10">Tietorakenne</text:p>
          </table:table-cell>
          <table:table-cell table:style-name="Taulukko1.A1" office:value-type="string">
            <text:p text:style-name="P10">insert(e)</text:p>
          </table:table-cell>
          <table:table-cell table:style-name="Taulukko1.A1" office:value-type="string">
            <text:p text:style-name="P10">remove(e)</text:p>
          </table:table-cell>
          <table:table-cell table:style-name="Taulukko1.A1" office:value-type="string">
            <text:p text:style-name="P10">find(e)</text:p>
          </table:table-cell>
          <table:table-cell table:style-name="Taulukko1.A1" office:value-type="string">
            <text:p text:style-name="P10">delete-min()</text:p>
          </table:table-cell>
          <table:table-cell table:style-name="Taulukko1.A1" office:value-type="string">
            <text:p text:style-name="P10">enqueue(e)</text:p>
          </table:table-cell>
          <table:table-cell table:style-name="Taulukko1.A1" office:value-type="string">
            <text:p text:style-name="P10">dequeue()</text:p>
          </table:table-cell>
          <table:table-cell table:style-name="Taulukko1.A1" office:value-type="string">
            <text:p text:style-name="P10">push(e)</text:p>
          </table:table-cell>
          <table:table-cell table:style-name="Taulukko1.I1" office:value-type="string">
            <text:p text:style-name="P10">pop()</text:p>
          </table:table-cell>
        </table:table-row>
        <table:table-row>
          <table:table-cell table:style-name="Taulukko1.A8" office:value-type="string">
            <text:p text:style-name="P14">Lista</text:p>
          </table:table-cell>
          <table:table-cell table:style-name="Taulukko1.B2" office:value-type="string">
            <text:p text:style-name="P14">O(1)</text:p>
          </table:table-cell>
          <table:table-cell table:style-name="Taulukko1.C2" office:value-type="string">
            <text:p text:style-name="P14">O(n)</text:p>
          </table:table-cell>
          <table:table-cell table:style-name="Taulukko1.D2" office:value-type="string">
            <text:p text:style-name="P14">O(n)</text:p>
          </table:table-cell>
          <table:table-cell table:style-name="Taulukko1.E2" office:value-type="string">
            <text:p text:style-name="Table_20_Contents">-</text:p>
          </table:table-cell>
          <table:table-cell table:style-name="Taulukko1.F2" office:value-type="string">
            <text:p text:style-name="Table_20_Contents">-</text:p>
          </table:table-cell>
          <table:table-cell table:style-name="Taulukko1.G2" office:value-type="string">
            <text:p text:style-name="Table_20_Contents">-</text:p>
          </table:table-cell>
          <table:table-cell table:style-name="Taulukko1.H2" office:value-type="string">
            <text:p text:style-name="Table_20_Contents">-</text:p>
          </table:table-cell>
          <table:table-cell table:style-name="Taulukko1.I2" office:value-type="string">
            <text:p text:style-name="Table_20_Contents">-</text:p>
          </table:table-cell>
        </table:table-row>
        <table:table-row>
          <table:table-cell table:style-name="Taulukko1.A8" office:value-type="string">
            <text:p text:style-name="P14">Linkitetty lista</text:p>
          </table:table-cell>
          <table:table-cell table:style-name="Taulukko1.B3" office:value-type="string">
            <text:p text:style-name="P14">O(1)</text:p>
          </table:table-cell>
          <table:table-cell table:style-name="Taulukko1.C3" office:value-type="string">
            <text:p text:style-name="P14">O(n)</text:p>
          </table:table-cell>
          <table:table-cell table:style-name="Taulukko1.D3" office:value-type="string">
            <text:p text:style-name="P14">O(n)</text:p>
          </table:table-cell>
          <table:table-cell table:style-name="Taulukko1.E3" office:value-type="string">
            <text:p text:style-name="Table_20_Contents">-</text:p>
          </table:table-cell>
          <table:table-cell table:style-name="Taulukko1.F3" office:value-type="string">
            <text:p text:style-name="Table_20_Contents">-</text:p>
          </table:table-cell>
          <table:table-cell table:style-name="Taulukko1.G3" office:value-type="string">
            <text:p text:style-name="Table_20_Contents">-</text:p>
          </table:table-cell>
          <table:table-cell table:style-name="Taulukko1.H3" office:value-type="string">
            <text:p text:style-name="Table_20_Contents">-</text:p>
          </table:table-cell>
          <table:table-cell table:style-name="Taulukko1.I3" office:value-type="string">
            <text:p text:style-name="Table_20_Contents">-</text:p>
          </table:table-cell>
        </table:table-row>
        <table:table-row>
          <table:table-cell table:style-name="Taulukko1.A4" office:value-type="string">
            <text:p text:style-name="P14">Hajautustaulu</text:p>
          </table:table-cell>
          <table:table-cell table:style-name="Taulukko1.B4" office:value-type="string">
            <text:p text:style-name="P14">O(1)</text:p>
          </table:table-cell>
          <table:table-cell table:style-name="Taulukko1.C4" office:value-type="string">
            <text:p text:style-name="P14">O(1)</text:p>
          </table:table-cell>
          <table:table-cell table:style-name="Taulukko1.D4" office:value-type="string">
            <text:p text:style-name="P14">O(1)</text:p>
          </table:table-cell>
          <table:table-cell table:style-name="Taulukko1.E4" office:value-type="string">
            <text:p text:style-name="Table_20_Contents">-</text:p>
          </table:table-cell>
          <table:table-cell table:style-name="Taulukko1.F4" office:value-type="string">
            <text:p text:style-name="Table_20_Contents">-</text:p>
          </table:table-cell>
          <table:table-cell table:style-name="Taulukko1.G4" office:value-type="string">
            <text:p text:style-name="Table_20_Contents">-</text:p>
          </table:table-cell>
          <table:table-cell table:style-name="Taulukko1.H4" office:value-type="string">
            <text:p text:style-name="Table_20_Contents">-</text:p>
          </table:table-cell>
          <table:table-cell table:style-name="Taulukko1.I4" office:value-type="string">
            <text:p text:style-name="Table_20_Contents">-</text:p>
          </table:table-cell>
        </table:table-row>
        <table:table-row>
          <table:table-cell table:style-name="Taulukko1.A8" office:value-type="string">
            <text:p text:style-name="P16">Hajautuskartta</text:p>
          </table:table-cell>
          <table:table-cell table:style-name="Taulukko1.B5" office:value-type="string">
            <text:p text:style-name="P16">O(1)</text:p>
          </table:table-cell>
          <table:table-cell table:style-name="Taulukko1.C5" office:value-type="string">
            <text:p text:style-name="P15">O(1)</text:p>
          </table:table-cell>
          <table:table-cell table:style-name="Taulukko1.D5" office:value-type="string">
            <text:p text:style-name="P16">O(1)</text:p>
          </table:table-cell>
          <table:table-cell table:style-name="Taulukko1.E5" office:value-type="string">
            <text:p text:style-name="Table_20_Contents">-</text:p>
          </table:table-cell>
          <table:table-cell table:style-name="Taulukko1.F5" office:value-type="string">
            <text:p text:style-name="Table_20_Contents">-</text:p>
          </table:table-cell>
          <table:table-cell table:style-name="Taulukko1.G5" office:value-type="string">
            <text:p text:style-name="Table_20_Contents">-</text:p>
          </table:table-cell>
          <table:table-cell table:style-name="Taulukko1.H5" office:value-type="string">
            <text:p text:style-name="Table_20_Contents">-</text:p>
          </table:table-cell>
          <table:table-cell table:style-name="Taulukko1.I5" office:value-type="string">
            <text:p text:style-name="Table_20_Contents">-</text:p>
          </table:table-cell>
        </table:table-row>
        <table:table-row>
          <table:table-cell table:style-name="Taulukko1.A8" office:value-type="string">
            <text:p text:style-name="P14">Keko</text:p>
          </table:table-cell>
          <table:table-cell table:style-name="Taulukko1.B6" office:value-type="string">
            <text:p text:style-name="P14">O(log n)</text:p>
          </table:table-cell>
          <table:table-cell table:style-name="Taulukko1.C6" office:value-type="string">
            <text:p text:style-name="P14">O(n)</text:p>
          </table:table-cell>
          <table:table-cell table:style-name="Taulukko1.D6" office:value-type="string">
            <text:p text:style-name="P14">O(<text:span text:style-name="T12">n</text:span>)</text:p>
          </table:table-cell>
          <table:table-cell table:style-name="Taulukko1.E6" office:value-type="string">
            <text:p text:style-name="P14">O(log n)</text:p>
          </table:table-cell>
          <table:table-cell table:style-name="Taulukko1.F6" office:value-type="string">
            <text:p text:style-name="Table_20_Contents">-</text:p>
          </table:table-cell>
          <table:table-cell table:style-name="Taulukko1.G6" office:value-type="string">
            <text:p text:style-name="Table_20_Contents">-</text:p>
          </table:table-cell>
          <table:table-cell table:style-name="Taulukko1.H6" office:value-type="string">
            <text:p text:style-name="Table_20_Contents">-</text:p>
          </table:table-cell>
          <table:table-cell table:style-name="Taulukko1.I6" office:value-type="string">
            <text:p text:style-name="Table_20_Contents">-</text:p>
          </table:table-cell>
        </table:table-row>
        <table:table-row>
          <table:table-cell table:style-name="Taulukko1.A8" office:value-type="string">
            <text:p text:style-name="P19">Indeksoitu keko</text:p>
          </table:table-cell>
          <table:table-cell table:style-name="Taulukko1.B7" office:value-type="string">
            <text:p text:style-name="P19">O(log n)</text:p>
          </table:table-cell>
          <table:table-cell table:style-name="Taulukko1.C7" office:value-type="string">
            <text:p text:style-name="P19">O(log n)</text:p>
          </table:table-cell>
          <table:table-cell table:style-name="Taulukko1.D7" office:value-type="string">
            <text:p text:style-name="P19">O(1)</text:p>
          </table:table-cell>
          <table:table-cell table:style-name="Taulukko1.E7" office:value-type="string">
            <text:p text:style-name="P19">O(log n)</text:p>
          </table:table-cell>
          <table:table-cell table:style-name="Taulukko1.F7" office:value-type="string">
            <text:p text:style-name="Table_20_Contents">-</text:p>
          </table:table-cell>
          <table:table-cell table:style-name="Taulukko1.G7" office:value-type="string">
            <text:p text:style-name="Table_20_Contents">-</text:p>
          </table:table-cell>
          <table:table-cell table:style-name="Taulukko1.H7" office:value-type="string">
            <text:p text:style-name="Table_20_Contents">-</text:p>
          </table:table-cell>
          <table:table-cell table:style-name="Taulukko1.I7" office:value-type="string">
            <text:p text:style-name="Table_20_Contents">-</text:p>
          </table:table-cell>
        </table:table-row>
        <table:table-row>
          <table:table-cell table:style-name="Taulukko1.A8" office:value-type="string">
            <text:p text:style-name="P14">Jono</text:p>
          </table:table-cell>
          <table:table-cell table:style-name="Taulukko1.B8" office:value-type="string">
            <text:p text:style-name="P14">O(1)</text:p>
          </table:table-cell>
          <table:table-cell table:style-name="Taulukko1.C8" office:value-type="string">
            <text:p text:style-name="P14">O(n)</text:p>
          </table:table-cell>
          <table:table-cell table:style-name="Taulukko1.D8" office:value-type="string">
            <text:p text:style-name="P14">O(n)</text:p>
          </table:table-cell>
          <table:table-cell table:style-name="Taulukko1.E8" office:value-type="string">
            <text:p text:style-name="Table_20_Contents">-</text:p>
          </table:table-cell>
          <table:table-cell table:style-name="Taulukko1.F8" office:value-type="string">
            <text:p text:style-name="P14">O(1)</text:p>
          </table:table-cell>
          <table:table-cell table:style-name="Taulukko1.G8" office:value-type="string">
            <text:p text:style-name="P14">O(1)</text:p>
          </table:table-cell>
          <table:table-cell table:style-name="Taulukko1.H8" office:value-type="string">
            <text:p text:style-name="Table_20_Contents">-</text:p>
          </table:table-cell>
          <table:table-cell table:style-name="Taulukko1.I8" office:value-type="string">
            <text:p text:style-name="Table_20_Contents">-</text:p>
          </table:table-cell>
        </table:table-row>
        <table:table-row>
          <table:table-cell table:style-name="Taulukko1.A9" office:value-type="string">
            <text:p text:style-name="P14">Pino</text:p>
          </table:table-cell>
          <table:table-cell table:style-name="Taulukko1.B9" office:value-type="string">
            <text:p text:style-name="P14">O(1)</text:p>
          </table:table-cell>
          <table:table-cell table:style-name="Taulukko1.C9" office:value-type="string">
            <text:p text:style-name="P14">O(n)</text:p>
          </table:table-cell>
          <table:table-cell table:style-name="Taulukko1.D9" office:value-type="string">
            <text:p text:style-name="P14">O(n)</text:p>
          </table:table-cell>
          <table:table-cell table:style-name="Taulukko1.E9" office:value-type="string">
            <text:p text:style-name="Table_20_Contents">-</text:p>
          </table:table-cell>
          <table:table-cell table:style-name="Taulukko1.F9" office:value-type="string">
            <text:p text:style-name="Table_20_Contents">-</text:p>
          </table:table-cell>
          <table:table-cell table:style-name="Taulukko1.G9" office:value-type="string">
            <text:p text:style-name="Table_20_Contents">-</text:p>
          </table:table-cell>
          <table:table-cell table:style-name="Taulukko1.H9" office:value-type="string">
            <text:p text:style-name="P14">O(1)</text:p>
          </table:table-cell>
          <table:table-cell table:style-name="Taulukko1.I9" office:value-type="string">
            <text:p text:style-name="P14">O(1)</text:p>
          </table:table-cell>
        </table:table-row>
      </table:table>
      <text:h text:style-name="P25" text:outline-level="2">Aikavaativuuden parantaminen</text:h>
      <text:p text:style-name="P39">En usko, että <text:span text:style-name="T30">haku</text:span>algoritmien aikavaativuuksia pystyy parantamaan nykyisestä lisäämällä tilavaativuutta. Sen sijaan tietorakenteiden osalta listan <text:span text:style-name="T30">(ArrayList)</text:span> <text:span text:style-name="T30">operaatiot </text:span>remove(e) ja find(e) <text:span text:style-name="T30">on mahdollista</text:span> paranta<text:span text:style-name="T30">a</text:span> toimimaan vakioajassa käyttämällä samanlaista sisäistä hajautusrakennetta kuin indeksoidussa keossa. <text:span text:style-name="T30">Näin ollen myös jonon ja pinon vastaavat operaatiot saa toimimaan vakioajassa, jos muuttaa ne toimimaan ArrayListin päällä nykyisen LinkedListin sijaan.</text:span></text:p>
      <text:h text:style-name="P21" text:outline-level="1">Puutteet ja parannusehdotukset</text:h>
      <text:p text:style-name="P6"><text:span text:style-name="T20">Verkon toteutus tuntuu tässä vaiheessa projektia melko kömpelöltä</text:span>. Voisin todennäköisesti nyt tehdä sen rakenteesta paljon paremman, kun tunnen tarkasti kuinka eri algoritmit toimivat ja mitä ominaisuuksia ne verkolta vaativat. Tässä vaiheessa sen muuttaminen ei ole kuitenkaan <text:span text:style-name="T19">ole</text:span> kovin <text:span text:style-name="T20">järkevää</text:span>.</text:p>
      <text:h text:style-name="P22" text:outline-level="1">Projektissa käytetyt lähteet</text:h>
      <text:p text:style-name="P7"><text:a xlink:type="simple" xlink:href="https://en.wikipedia.org/wiki/A*_search_algorithm">https://en.wikipedia.org/wiki/A*_search_algorithm</text:a></text:p>
      <text:p text:style-name="P7"><text:a xlink:type="simple" xlink:href="https://en.wikipedia.org/wiki/Dijkstra%27s_algorithm">https://en.wikipedia.org/wiki/Dijkstra%27s_algorithm</text:a></text:p>
      <text:p text:style-name="P7"><text:a xlink:type="simple" xlink:href="https://en.wikipedia.org/wiki/Breadth-first_search">https://en.wikipedia.org/wiki/Breadth-first_search</text:a></text:p>
      <text:p text:style-name="P7"><text:a xlink:type="simple" xlink:href="https://en.wikipedia.org/wiki/Depth-first_search">https://en.wikipedia.org/wiki/Depth-first_search</text:a></text:p>
      <text:p text:style-name="P7"><text:a xlink:type="simple" xlink:href="https://harablog.wordpress.com/2011/09/07/jump-point-search/">https://harablog.wordpress.com/2011/09/07/jump-point-search/</text:a></text:p>
      <text:p text:style-name="P7"><text:a xlink:type="simple" xlink:href="http://zerowidth.com/2013/05/05/jump-point-search-explained.html">http://zerowidth.com/2013/05/05/jump-point-search-explained.html</text:a></text:p>
      <text:p text:style-name="P7"><text:a xlink:type="simple" xlink:href="https://github.com/ClintFMullins/JumpPointSearch-Java">https://github.com/ClintFMullins/JumpPointSearch-Java</text:a></text:p>
      <text:p text:style-name="P7"><text:a xlink:type="simple" xlink:href="https://en.wikipedia.org/wiki/Binary_heap">https://en.wikipedia.org/wiki/Binary_heap</text:a></text:p>
      <text:p text:style-name="P7"><text:a xlink:type="simple" xlink:href="https://en.wikipedia.org/wiki/Hash_table">https://en.wikipedia.org/wiki/Hash_tabl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1:35.770000000</meta:creation-date>
    <dc:date>2015-03-04T20:24:31.516000000</dc:date>
    <meta:editing-duration>PT10H47M23S</meta:editing-duration>
    <meta:editing-cycles>30</meta:editing-cycles>
    <meta:generator>LibreOffice/4.2.1.1$Windows_x86 LibreOffice_project/d7dbbd7842e6a58b0f521599204e827654e1fb8b</meta:generator>
    <meta:document-statistic meta:table-count="3" meta:image-count="0" meta:object-count="0" meta:page-count="3" meta:paragraph-count="159" meta:word-count="825" meta:character-count="6352" meta:non-whitespace-character-count="6351"/>
  </office:meta>
</office:document-meta>
</file>